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ffffff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e Clignotants :</text:p>
      <text:p text:style-name="P1"/>
      <text:p text:style-name="P1"/>
      <text:p text:style-name="P1"/>
      <text:p text:style-name="P1"/>
      <text:p text:style-name="P1"><draw:frame text:anchor-type="paragraph" draw:z-index="1" draw:style-name="gr2" draw:text-style-name="P5" svg:width="4.926cm" svg:height="0.976cm" svg:x="0.056cm" svg:y="0.527cm"><draw:text-box><text:p text:style-name="P4"><text:span text:style-name="T1">Initialisation des led </text:span></text:p><text:p text:style-name="P4"><text:span text:style-name="T1">en OUTPUT</text:span></text:p></draw:text-box></draw:frame><draw:rect text:anchor-type="paragraph" draw:z-index="0" draw:style-name="gr1" draw:text-style-name="P4" svg:width="4.028cm" svg:height="1.315cm" svg:x="0.487cm" svg:y="0.328cm"><text:p/></draw:rect></text:p>
      <text:p text:style-name="P1"/>
      <text:p text:style-name="P2"><draw:line text:anchor-type="paragraph" draw:z-index="2" draw:style-name="gr3" draw:text-style-name="P4" svg:x1="2.457cm" svg:y1="0.344cm" svg:x2="2.485cm" svg:y2="1.431cm"><text:p/></draw:line></text:p>
      <text:p text:style-name="P2"><draw:line text:anchor-type="paragraph" draw:z-index="36" draw:style-name="gr3" draw:text-style-name="P4" svg:x1="0cm" svg:y1="0.388cm" svg:x2="0cm" svg:y2="18.015cm"><text:p/></draw:line><draw:line text:anchor-type="paragraph" draw:z-index="38" draw:style-name="gr5" draw:text-style-name="P4" svg:x1="0cm" svg:y1="0.388cm" svg:x2="2.457cm" svg:y2="0.39cm"><text:p/></draw:line></text:p>
      <text:p text:style-name="P2"><draw:rect text:anchor-type="paragraph" draw:z-index="3" draw:style-name="gr1" draw:text-style-name="P4" svg:width="4.114cm" svg:height="1.057cm" svg:x="0.487cm" svg:y="0.365cm"><text:p/></draw:rect></text:p>
      <text:p text:style-name="P2"><draw:frame text:anchor-type="paragraph" draw:z-index="4" draw:style-name="gr4" draw:text-style-name="P6" svg:width="3.887cm" svg:height="0.489cm" svg:x="0.714cm" svg:y="0.104cm"><draw:text-box><text:p><text:span text:style-name="T1">Lecture du message</text:span></text:p></draw:text-box></draw:frame></text:p>
      <text:p text:style-name="P2"><draw:line text:anchor-type="paragraph" draw:z-index="5" draw:style-name="gr5" draw:text-style-name="P4" svg:x1="2.542cm" svg:y1="0.367cm" svg:x2="2.542cm" svg:y2="1.025cm"><text:p/></draw:line></text:p>
      <text:p text:style-name="P2"><draw:custom-shape text:anchor-type="paragraph" draw:z-index="6" draw:style-name="gr6" draw:text-style-name="P6" svg:width="4.116cm" svg:height="2.756cm" svg:x="0.513cm" svg:y="0.46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"/>
      <text:p text:style-name="P2"><draw:frame text:anchor-type="paragraph" draw:z-index="7" draw:style-name="gr7" draw:text-style-name="P5" svg:width="2.83cm" svg:height="1.463cm" svg:x="1.171cm" svg:y="0.079cm"><draw:text-box><text:p text:style-name="P4"><text:span text:style-name="T1">Si le </text:span></text:p><text:p text:style-name="P4"><text:span text:style-name="T1">message est « e » :</text:span></text:p></draw:text-box></draw:frame></text:p>
      <text:p text:style-name="P2"><draw:line text:anchor-type="paragraph" draw:z-index="8" draw:style-name="gr3" draw:text-style-name="P4" svg:x1="4.628cm" svg:y1="0.266cm" svg:x2="6.514cm" svg:y2="0.266cm"><text:p/></draw:line><draw:line text:anchor-type="paragraph" draw:z-index="12" draw:style-name="gr5" draw:text-style-name="P4" svg:x1="6.514cm" svg:y1="0.266cm" svg:x2="6.514cm" svg:y2="1.492cm"><text:p/></draw:line></text:p>
      <text:p text:style-name="P2"/>
      <text:p text:style-name="P2"><draw:custom-shape text:anchor-type="paragraph" draw:z-index="9" draw:style-name="gr6" draw:text-style-name="P6" svg:width="4.116cm" svg:height="2.756cm" svg:x="4.456cm" svg:y="0.437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"><draw:frame text:anchor-type="paragraph" draw:z-index="17" draw:style-name="gr7" draw:text-style-name="P5" svg:width="2.83cm" svg:height="1.463cm" svg:x="5.144cm" svg:y="0.432cm"><draw:text-box><text:p text:style-name="P4"><text:span text:style-name="T1">Si le </text:span></text:p><text:p text:style-name="P4"><text:span text:style-name="T1">message est « w » :</text:span></text:p></draw:text-box></draw:frame><draw:line text:anchor-type="paragraph" draw:z-index="20" draw:style-name="gr3" draw:text-style-name="P4" svg:x1="2.57cm" svg:y1="0.06cm" svg:x2="2.57cm" svg:y2="1.286cm"><text:p/></draw:line></text:p>
      <text:p text:style-name="P2"/>
      <text:p text:style-name="P2"><draw:line text:anchor-type="paragraph" draw:z-index="13" draw:style-name="gr3" draw:text-style-name="P4" svg:x1="8.571cm" svg:y1="0.22cm" svg:x2="10.457cm" svg:y2="0.22cm"><text:p/></draw:line><draw:line text:anchor-type="paragraph" draw:z-index="14" draw:style-name="gr5" draw:text-style-name="P4" svg:x1="10.456cm" svg:y1="0.22cm" svg:x2="10.456cm" svg:y2="1.446cm"><text:p/></draw:line><draw:rect text:anchor-type="paragraph" draw:z-index="24" draw:style-name="gr1" draw:text-style-name="P4" svg:width="3.23cm" svg:height="2.259cm" svg:x="0.914cm" svg:y="0.256cm"><text:p/></draw:rect></text:p>
      <text:p text:style-name="P2"><draw:frame text:anchor-type="paragraph" draw:z-index="25" draw:style-name="gr8" draw:text-style-name="P4" svg:width="2.087cm" svg:height="1.572cm" svg:x="1.542cm" svg:y="0.101cm"><draw:text-box><text:p text:style-name="P4">On éteint toutes les led</text:p></draw:text-box></draw:frame></text:p>
      <text:p text:style-name="P2"><draw:custom-shape text:anchor-type="paragraph" draw:z-index="10" draw:style-name="gr6" draw:text-style-name="P6" svg:width="4.116cm" svg:height="2.756cm" svg:x="8.428cm" svg:y="0.413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"><draw:custom-shape text:anchor-type="paragraph" draw:z-index="11" draw:style-name="gr6" draw:text-style-name="P6" svg:width="4.116cm" svg:height="2.756cm" svg:x="12.372cm" svg:y="2.498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5" draw:style-name="gr3" draw:text-style-name="P4" svg:x1="12.543cm" svg:y1="1.277cm" svg:x2="14.429cm" svg:y2="1.277cm"><text:p/></draw:line><draw:line text:anchor-type="paragraph" draw:z-index="16" draw:style-name="gr5" draw:text-style-name="P4" svg:x1="14.429cm" svg:y1="1.277cm" svg:x2="14.429cm" svg:y2="2.503cm"><text:p/></draw:line><draw:frame text:anchor-type="paragraph" draw:z-index="18" draw:style-name="gr7" draw:text-style-name="P5" svg:width="2.83cm" svg:height="1.463cm" svg:x="9.114cm" svg:y="0.513cm"><draw:text-box><text:p text:style-name="P4"><text:span text:style-name="T1">Si le </text:span></text:p><text:p text:style-name="P4"><text:span text:style-name="T1">message est « g » :</text:span></text:p></draw:text-box></draw:frame><draw:frame text:anchor-type="paragraph" draw:z-index="19" draw:style-name="gr7" draw:text-style-name="P5" svg:width="2.83cm" svg:height="1.463cm" svg:x="13.115cm" svg:y="3.223cm"><draw:text-box><text:p text:style-name="P4"><text:span text:style-name="T1">Si le </text:span></text:p><text:p text:style-name="P4"><text:span text:style-name="T1">message est « d » :</text:span></text:p></draw:text-box></draw:frame><draw:line text:anchor-type="paragraph" draw:z-index="21" draw:style-name="gr3" draw:text-style-name="P4" svg:x1="6.514cm" svg:y1="0.028cm" svg:x2="6.514cm" svg:y2="1.254cm"><text:p/></draw:line><draw:line text:anchor-type="paragraph" draw:z-index="22" draw:style-name="gr3" draw:text-style-name="P4" svg:x1="10.483cm" svg:y1="2.641cm" svg:x2="10.483cm" svg:y2="3.867cm"><text:p/></draw:line><draw:line text:anchor-type="paragraph" draw:z-index="23" draw:style-name="gr3" draw:text-style-name="P4" svg:x1="14.427cm" svg:y1="5.253cm" svg:x2="14.427cm" svg:y2="6.479cm"><text:p/></draw:line><draw:rect text:anchor-type="paragraph" draw:z-index="26" draw:style-name="gr1" draw:text-style-name="P4" svg:width="3.23cm" svg:height="2.259cm" svg:x="4.912cm" svg:y="1.286cm"><text:p/></draw:rect><draw:frame text:anchor-type="paragraph" draw:z-index="27" draw:style-name="gr2" draw:text-style-name="P5" svg:width="2.257cm" svg:height="0.976cm" svg:x="5.343cm" svg:y="1.903cm"><draw:text-box><text:p text:style-name="P4"><text:span text:style-name="T1">On allume toutes les led</text:span></text:p></draw:text-box></draw:frame><draw:rect text:anchor-type="paragraph" draw:z-index="28" draw:style-name="gr1" draw:text-style-name="P4" svg:width="3.23cm" svg:height="2.259cm" svg:x="8.827cm" svg:y="3.886cm"><text:p/></draw:rect><draw:frame text:anchor-type="paragraph" draw:z-index="29" draw:style-name="gr7" draw:text-style-name="P4" svg:width="2.086cm" svg:height="1.463cm" svg:x="9.4cm" svg:y="4.304cm"><draw:text-box><text:p text:style-name="P4">On allume les led gauches</text:p></draw:text-box></draw:frame><draw:rect text:anchor-type="paragraph" draw:z-index="30" draw:style-name="gr1" draw:text-style-name="P4" svg:width="3.23cm" svg:height="2.259cm" svg:x="12.855cm" svg:y="6.514cm"><text:p/></draw:rect><draw:frame text:anchor-type="paragraph" draw:z-index="31" draw:style-name="gr7" draw:text-style-name="P4" svg:width="2.086cm" svg:height="1.463cm" svg:x="13.485cm" svg:y="6.934cm"><draw:text-box><text:p text:style-name="P4">On allume les led droites</text:p></draw:text-box></draw:frame><draw:line text:anchor-type="paragraph" draw:z-index="32" draw:style-name="gr5" draw:text-style-name="P4" svg:x1="2.628cm" svg:y1="0.931cm" svg:x2="2.656cm" svg:y2="10.103cm"><text:p/></draw:line><draw:line text:anchor-type="paragraph" draw:z-index="33" draw:style-name="gr5" draw:text-style-name="P4" svg:x1="6.629cm" svg:y1="3.544cm" svg:x2="6.629cm" svg:y2="10.104cm"><text:p/></draw:line><draw:line text:anchor-type="paragraph" draw:z-index="34" draw:style-name="gr5" draw:text-style-name="P4" svg:x1="10.571cm" svg:y1="6.144cm" svg:x2="10.599cm" svg:y2="10.104cm"><text:p/></draw:line><draw:line text:anchor-type="paragraph" draw:z-index="35" draw:style-name="gr5" draw:text-style-name="P4" svg:x1="14.485cm" svg:y1="8.772cm" svg:x2="14.513cm" svg:y2="10.16cm"><text:p/></draw:line><draw:line text:anchor-type="paragraph" draw:z-index="37" draw:style-name="gr3" draw:text-style-name="P4" svg:x1="0cm" svg:y1="10.104cm" svg:x2="14.513cm" svg:y2="10.16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Extrémités_20_de_20_ligne_20_1" draw:display-name="Extrémités de ligne 1" svg:viewBox="0 0 3000 3000" svg:d="M1500 0l1500 2789v211h-114l-1286-2392v2392h-200v-2392l-1286 2392h-114v-21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7T10:01:36</meta:creation-date>
    <dc:date>2018-12-17T12:04:44</dc:date>
    <meta:editing-duration>PT33M35S</meta:editing-duration>
    <meta:editing-cycles>6</meta:editing-cycles>
    <meta:generator>OpenOffice/4.1.1$Unix OpenOffice.org_project/411m6$Build-9775</meta:generator>
    <meta:document-statistic meta:table-count="0" meta:image-count="0" meta:object-count="0" meta:page-count="1" meta:paragraph-count="1" meta:word-count="3" meta:character-count="24"/>
  </office:meta>
</office:document-meta>
</file>